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09995BDEA8A63E3A.png" manifest:media-type="image/png"/>
  <manifest:file-entry manifest:full-path="Pictures/1000020100000640000003849D71EE4C49FCC7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866d" officeooo:paragraph-rsid="001f866d"/>
    </style:style>
    <style:style style:name="P2" style:family="paragraph" style:parent-style-name="Standard">
      <style:paragraph-properties fo:text-align="start" style:justify-single-word="false"/>
      <style:text-properties officeooo:rsid="001f866d" officeooo:paragraph-rsid="001f866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f866d" officeooo:paragraph-rsid="001f866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draw:frame draw:style-name="fr1" draw:name="Image2" text:anchor-type="char" svg:x="-0.143cm" svg:y="15.265cm" svg:width="17cm" svg:height="9.562cm" draw:z-index="1"><draw:image xlink:href="Pictures/1000020100000640000003849D71EE4C49FCC719.png" xlink:type="simple" xlink:show="embed" xlink:actuate="onLoad" loext:mime-type="image/png"/></draw:frame>EXPERIMENT 11</text:p>
      <text:p text:style-name="P1"/>
      <text:p text:style-name="P2">Name-Samiksha Terwankar</text:p>
      <text:p text:style-name="P2">Roll No.-59</text:p>
      <text:p text:style-name="P2"><draw:frame draw:style-name="fr1" draw:name="Image1" text:anchor-type="char" svg:x="-0.122cm" svg:y="2.06cm" svg:width="17cm" svg:height="9.562cm" draw:z-index="0"><draw:image xlink:href="Pictures/10000201000006400000038409995BDEA8A63E3A.png" xlink:type="simple" xlink:show="embed" xlink:actuate="onLoad" loext:mime-type="image/png"/></draw:frame>SY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1T14:21:52.561810794</meta:creation-date>
    <dc:date>2023-09-11T14:28:04.882753693</dc:date>
    <meta:editing-duration>PT6M12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1" meta:paragraph-count="4" meta:word-count="7" meta:character-count="51" meta:non-whitespace-character-count="48"/>
  </office:meta>
</office:document-meta>
</file>